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Arial" fo:language="en" fo:country="GB"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6" style:family="paragraph" style:parent-style-name="Text_20_body">
      <style:text-properties style:font-name="Arial" fo:language="en" fo:country="GB" style:language-asian="zxx" style:country-asian="none" style:language-complex="zxx" style:country-complex="none"/>
    </style:style>
    <style:style style:name="P17" style:family="paragraph" style:parent-style-name="Text_20_body" style:list-style-name="L1">
      <style:text-properties style:font-name="Arial" fo:language="en" fo:country="GB" style:language-asian="zxx" style:country-asian="none" style:language-complex="zxx" style:country-complex="none"/>
    </style:style>
    <style:style style:name="P18" style:family="paragraph" style:parent-style-name="Text_20_body" style:list-style-name="L2">
      <style:text-properties style:font-name="Arial" fo:language="en" fo:country="GB" style:language-asian="zxx" style:country-asian="none" style:language-complex="zxx" style:country-complex="none"/>
    </style:style>
    <style:style style:name="P19"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0" style:family="paragraph" style:parent-style-name="Text_20_body">
      <style:text-properties fo:language="en" fo:country="GB" style:language-asian="zxx" style:country-asian="none" style:language-complex="zxx" style:country-complex="none"/>
    </style:style>
    <style:style style:name="P21" style:family="paragraph" style:parent-style-name="Code">
      <style:text-properties fo:language="en" fo:country="GB" style:language-asian="zxx" style:country-asian="none" style:language-complex="zxx" style:country-complex="none"/>
    </style:style>
    <style:style style:name="P22" style:family="paragraph" style:parent-style-name="Heading_20_1">
      <style:text-properties style:font-name="Arial" fo:language="en" fo:country="GB" style:language-asian="zxx" style:country-asian="none" style:language-complex="zxx" style:country-complex="none"/>
    </style:style>
    <style:style style:name="P23" style:family="paragraph" style:parent-style-name="Heading_20_1">
      <style:paragraph-properties fo:text-align="center" style:justify-single-word="false"/>
      <style:text-properties style:font-name="Arial" fo:language="en" fo:country="GB" style:language-asian="zxx" style:country-asian="none" style:language-complex="zxx" style:country-complex="none"/>
    </style:style>
    <style:style style:name="P24" style:family="paragraph" style:parent-style-name="Heading_20_1">
      <style:text-properties fo:language="en" fo:country="GB" style:language-asian="zxx" style:country-asian="none" style:language-complex="zxx" style:country-complex="none"/>
    </style:style>
    <style:style style:name="P25"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6" style:family="paragraph" style:parent-style-name="Heading_20_2">
      <style:text-properties style:font-name="Arial" fo:language="en" fo:country="GB" style:language-asian="zxx" style:country-asian="none" style:language-complex="zxx" style:country-complex="none"/>
    </style:style>
    <style:style style:name="P27" style:family="paragraph" style:parent-style-name="Heading_20_2">
      <style:text-properties fo:language="en" fo:country="GB" style:language-asian="zxx" style:country-asian="none" style:language-complex="zxx" style:country-complex="none"/>
    </style:style>
    <style:style style:name="P28"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fo:language="en" fo:country="GB"/>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language-asian="zxx" style:country-asian="none"/>
    </style:style>
    <style:style style:name="T7" style:family="text">
      <style:text-properties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
      <text:p text:style-name="P6"/>
      <text:p text:style-name="P6"/>
      <text:p text:style-name="P6"/>
      <text:p text:style-name="P6"/>
      <text:p text:style-name="P6">FabOS</text:p>
      <text:p text:style-name="P7">aka. Fab.U.L.O.S</text:p>
      <text:p text:style-name="P4">(Fabian's Ultra Lightweight Operating System)</text:p>
      <text:p text:style-name="P6"/>
      <text:p text:style-name="P6"/>
      <text:p text:style-name="P6">Programmers guide<text:line-break/></text:p>
      <text:p text:style-name="P8"/>
      <text:h text:style-name="P23" text:outline-level="1" text:is-list-header="true">© 2009 Fabian Huslik</text:h>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Content</text:p>
          </text:index-title>
          <text:p text:style-name="P13"><text:s/>1.What is FabOS<text:tab/>3</text:p>
          <text:p text:style-name="P13"><text:s/>2.Concepts<text:tab/>3</text:p>
          <text:p text:style-name="P13"><text:s/>3.Set up of the operating system<text:tab/>3</text:p>
          <text:p text:style-name="P14"><text:s/>3.1.Defines in FabOS.h<text:tab/>3</text:p>
          <text:p text:style-name="P14"><text:s/>3.2.void OS_CustomISRCode() ;<text:tab/>4</text:p>
          <text:p text:style-name="P14"><text:s/>3.3.The main()<text:tab/>4</text:p>
          <text:p text:style-name="P14"><text:s/>3.4.Preempted tasks<text:tab/>5</text:p>
          <text:p text:style-name="P14"><text:s/>3.5.Idle task<text:tab/>5</text:p>
          <text:p text:style-name="P14"><text:s/>3.6.Timer<text:tab/>5</text:p>
          <text:p text:style-name="P13"><text:s/>4.Initialize the operating system<text:tab/>5</text:p>
          <text:p text:style-name="P14"><text:s/>4.1.void CPU_init()<text:tab/>5</text:p>
          <text:p text:style-name="P14"><text:s/>4.2.void OS_TaskCreate( uint8_t taskNum, void (*t)(), uint8_t *stack)<text:tab/>6</text:p>
          <text:p text:style-name="P14"><text:s/>4.3.void OS_StartExecution() <text:tab/>6</text:p>
          <text:p text:style-name="P13"><text:s/>5.Inter-Task communication<text:tab/>6</text:p>
          <text:p text:style-name="P14"><text:s/>5.1.void OS_MutexGet(int8_t mutexNum)<text:tab/>6</text:p>
          <text:p text:style-name="P14"><text:s/>5.2.void OS_MutexRelease(int8_t mutexNum);<text:tab/>6</text:p>
          <text:p text:style-name="P14"><text:s/>5.3.void OS_SetEvent(uint8_t EventMask, uint8_t TaskID)<text:tab/>6</text:p>
          <text:p text:style-name="P14"><text:s/>5.4.uint8_t OS_WaitEvent(uint8_t EventMask) <text:tab/>6</text:p>
          <text:p text:style-name="P14"><text:s/>5.5.uint8_t OS_WaitEventTimeout(uint8_t EventMask, uint16_t numTicks )<text:tab/>7</text:p>
          <text:p text:style-name="P14"><text:s/>5.6.uint8_t OS_QueueIn(OS_Queue_t* pQueue , uint8_t byte)<text:tab/>7</text:p>
          <text:p text:style-name="P14"><text:s/>5.7.uint8_t OS_QueueOut(OS_Queue_t* pQueue, uint8_t *pByte)<text:tab/>7</text:p>
          <text:p text:style-name="P13"><text:s/>6.Timing functions<text:tab/>7</text:p>
          <text:p text:style-name="P14"><text:s/>6.1.void OS_WaitTicks( uint16_t numTicks) ; <text:tab/>7</text:p>
          <text:p text:style-name="P14"><text:s/>6.2.void OS_SetAlarm(uint8_t TaskID, uint16_t numTicks ); <text:tab/>7</text:p>
          <text:p text:style-name="P14"><text:s/>6.3.void OS_WaitAlarm(); <text:tab/>7</text:p>
          <text:p text:style-name="P13"><text:s/>7.Internal functions<text:tab/>7</text:p>
          <text:p text:style-name="P14"><text:s/>7.1.ISR <text:s/>(OS_ScheduleISR)__attribute__ ((naked,signal)); <text:tab/>7</text:p>
          <text:p text:style-name="P14"><text:s/>7.2.void OS_TaskCreateInt( uint8_t taskNum, void (*t)(), uint8_t *stack, uint8_t stackSize ) <text:tab/>7</text:p>
          <text:p text:style-name="P14"><text:s/>7.3.int8_t OS_GetNextTaskNumber()<text:tab/>8</text:p>
          <text:p text:style-name="P14"><text:s/>7.4.void OS_Reschedule()__attribute__ ((naked))<text:tab/>8</text:p>
          <text:p text:style-name="P13"><text:s/>8.Helper functions<text:tab/>8</text:p>
          <text:p text:style-name="P14"><text:s/>8.1.uint16_t OS_GetUnusedStack (uint8_t* TaskID)<text:tab/>8</text:p>
        </text:index-body>
      </text:table-of-content>
      <text:h text:style-name="P22" text:outline-level="1" text:is-list-header="true"/>
      <text:h text:style-name="P25"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3542221" text:style-name="L1">
        <text:list-item>
          <text:p text:style-name="P17">Preemtive real time task scheduling</text:p>
        </text:list-item>
        <text:list-item>
          <text:p text:style-name="P17">Mutexes</text:p>
        </text:list-item>
        <text:list-item>
          <text:p text:style-name="P17">Events</text:p>
        </text:list-item>
        <text:list-item>
          <text:p text:style-name="P17">Queues</text:p>
        </text:list-item>
        <text:list-item>
          <text:p text:style-name="P17">Alarms</text:p>
        </text:list-item>
        <text:list-item>
          <text:p text:style-name="P17">Flexible use of OS-tick timer interrupt</text:p>
        </text:list-item>
        <text:list-item>
          <text:p text:style-name="P17">Idle task, which runs on native stack</text:p>
        </text:list-item>
        <text:list-item>
          <text:p text:style-name="P17">Easy to use and to understand</text:p>
        </text:list-item>
      </text:list>
      <text:h text:style-name="P22"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9">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43553400" text:style-name="L2">
        <text:list-item>
          <text:p text:style-name="P18">This is a static operating system. </text:p>
        </text:list-item>
        <text:list-item>
          <text:p text:style-name="P18">A task, mutex, queue once created, exists forever.</text:p>
        </text:list-item>
        <text:list-item>
          <text:p text:style-name="P18">strictly no use of malloc()</text:p>
        </text:list-item>
        <text:list-item>
          <text:p text:style-name="P18">One Task has a fixed priority, which is related to the ID. Lower IDs come first.</text:p>
        </text:list-item>
        <text:list-item>
          <text:p text:style-name="P18">Queues are static.</text:p>
        </text:list-item>
      </text:list>
      <text:h text:style-name="P24" text:outline-level="1">Set up of the operating system</text:h>
      <text:h text:style-name="P26" text:outline-level="2">Defines in FabOS_config.h</text:h>
      <text:p text:style-name="P9">#define OS_NUMTASKS 3 </text:p>
      <text:p text:style-name="P5">Set the total number of <text:s/>tasks excluding the idle task. (number of OS_CreateTask – function calls) <text:line-break/>never &gt;8</text:p>
      <text:p text:style-name="P5"/>
      <text:p text:style-name="P9">#define OS_NUMMUTEX 3 </text:p>
      <text:p text:style-name="P5">Set the total number of different mutexes.</text:p>
      <text:p text:style-name="P5"><text:soft-page-break/></text:p>
      <text:p text:style-name="P9">#define OS_UNUSEDMASK 0xee</text:p>
      <text:p text:style-name="P5">Set the value to be written into unused memory. </text:p>
      <text:p text:style-name="P5">Used by "OS_get_unused_Stack()"</text:p>
      <text:p text:style-name="P5"/>
      <text:p text:style-name="P9">#define OS_ScheduleISR TIMER1_COMPA_vect </text:p>
      <text:p text:style-name="P5">Set the interrupt vector which is used for scheduling.</text:p>
      <text:p text:style-name="P5">The user has to set up the cyclic timer interrupt.</text:p>
      <text:p text:style-name="P5">If any additional code has to be executed in this interrupt, the function "OS_CustomISRCode() " can be filled with this code.</text:p>
      <text:p text:style-name="P5"/>
      <text:p text:style-name="P9">#define OS_USECLOCK 1</text:p>
      <text:p text:style-name="P5">Use a 32-bit OS tick counter, which can be read by OS_GetTicks(uint32_t* pTime)</text:p>
      <text:p text:style-name="P5"/>
      <text:p text:style-name="P9">#define OS_USEMEMCHECKS 1</text:p>
      <text:p text:style-name="P5">Enable the OS_get_unused_Stack function.</text:p>
      <text:p text:style-name="P5"/>
      <text:p text:style-name="P9">#define OS_USEEXTCHECKS 1</text:p>
      <text:p text:style-name="Text_20_body">Prevent false API usage (e.g. waiting in idle task)</text:p>
      <text:p text:style-name="P5"/>
      <text:p text:style-name="P9">#define OS_USECOMBINED 1 <text:tab/></text:p>
      <text:p text:style-name="P5">Use "OS_WaitEventTimeout()" which is easier to use, than combining alarms and events to get the functionality.</text:p>
      <text:h text:style-name="P26"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P9"><text:tab/>TCNT1 =0; <text:s/>// reset the timer on ISR</text:p>
      <text:p text:style-name="P10">}</text:p>
      <text:h text:style-name="P27" text:outline-level="2">The main()</text:h>
      <text:p text:style-name="P5">The main() function consists of the following items:</text:p>
      <text:p text:style-name="P5">Task definition including stack declaration, simplified by a macro. Stack size is given in bytes for each task. <text:span text:style-name="T3">The space must be dimensioned at least 34 bytes larger than calculated, because the task context is stored there at a task change.</text:span></text:p>
      <text:p text:style-name="P2"><text:span text:style-name="T3">The remaining stack size can be checked by the OS_get_unused_stack(*) function.</text:span></text:p>
      <text:p text:style-name="P5"/>
      <text:p text:style-name="P9">OS_DefineTask(Task1,200);</text:p>
      <text:p text:style-name="P9">OS_DefineTask(Task2,200);</text:p>
      <text:p text:style-name="P9">OS_DefineTask(Task3,200);</text:p>
      <text:p text:style-name="Text_20_body"/>
      <text:p text:style-name="Text_20_body">other function prototypes: </text:p>
      <text:p text:style-name="P9">void CPU_init(void);</text:p>
      <text:p text:style-name="P5"/>
      <text:p text:style-name="P5"><text:soft-page-break/>The main function itself:</text:p>
      <text:p text:style-name="P9">int main(void)</text:p>
      <text:p text:style-name="P9">{</text:p>
      <text:p text:style-name="P5"/>
      <text:p text:style-name="P5">Initialisation of the CPU with global interrupts disabled:</text:p>
      <text:p text:style-name="P9"><text:tab/>CPU_init();</text:p>
      <text:p text:style-name="P5"/>
      <text:p text:style-name="P5">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5"/>
      <text:p text:style-name="P5">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p text:style-name="Text_20_body"/>
      <text:p text:style-name="P5"/>
      <text:h text:style-name="P27" text:outline-level="2">Preemptive tasks</text:h>
      <text:p text:style-name="P2">A System consists of some tasks, which are defined as a “void” function with the following structure:</text:p>
      <text:p text:style-name="P9">void Task(void) { … your code ...}</text:p>
      <text:p text:style-name="P5">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Each task has its own stack, provided by a byte array defined by</text:p>
      <text:p text:style-name="Code">OS_DefineTask(TaskName,Stacksize).</text:p>
      <text:h text:style-name="Heading_20_2" text:outline-level="2">Idle task</text:h>
      <text:p text:style-name="Text_20_body">This is the code, which comes right after <text:span text:style-name="T2">OS_StartExecution() in main().</text:span></text:p>
      <text:p text:style-name="P5">Inside the idle task, it is not allowed to exit the function (so exiting main()) and it is also not allowed to use OS_Wait functions.</text:p>
      <text:p text:style-name="P5">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text:soft-page-break/>uint16_t<text:tab/>OS_GetUnusedStack (uint8_t TaskID); </text:p>
      <text:p text:style-name="P9">void <text:tab/>OS_GetTicks(uint32_t* pTime); </text:p>
      <text:p text:style-name="P5"/>
      <text:h text:style-name="P27" text:outline-level="2">Scheduling Timer</text:h>
      <text:p text:style-name="P5">The used timer interrupt is to be defined in FabOS_config.h for example:</text:p>
      <text:p text:style-name="Code">#define OS_ScheduleISR TIMER1_COMPA_vect</text:p>
      <text:p text:style-name="Text_20_body"><text:span text:style-name="T2">Or any other valid interrupt for the processor.</text:span></text:p>
      <text:p text:style-name="Text_20_body"><text:span text:style-name="T2">In the CPUinit the used timer interrupt is to be set up with global interrupts disabled. An useful frequency for the ISR is 1 to 10 ms, depending on the application.</text:span></text:p>
      <text:p text:style-name="P5">The user (you) is in charge to make the interrupt happen in the wanted OS cycle time.</text:p>
      <text:p text:style-name="P5">If the Interrupt is activated before OS_StartExecution(), the OS will be corrupted.</text:p>
      <text:p text:style-name="P5"/>
      <text:h text:style-name="P24" text:outline-level="1">Initialize the operating system</text:h>
      <text:h text:style-name="P26" text:outline-level="2">void CPU_init()</text:h>
      <text:p text:style-name="P2">Initialize the CPU and the timer interrupts, but do not yet enable the global interrupts. <text:s/></text:p>
      <text:h text:style-name="P26"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
      <text:h text:style-name="P26" text:outline-level="2">void OS_StartExecution() </text:h>
      <text:p text:style-name="P2">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24" text:outline-level="1">Inter-Task communication</text:h>
      <text:h text:style-name="P26"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6" text:outline-level="2">void OS_MutexRelease(int8_t mutexNum);</text:h>
      <text:p text:style-name="P2">Release the mutex at the end of a critical section. A re-scheduling will be done, if another task is waiting for the mutex.</text:p>
      <text:p text:style-name="P2"><text:soft-page-break/>Triggers re-scheduling.</text:p>
      <text:h text:style-name="P27" text:outline-level="2">void OS_SetEvent(uint8_t EventMask, uint8_t TaskID)</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t the events. If you send events, and the task is not waiting for it, it will just continue, if you wait for it.</text:p>
      <text:p text:style-name="P2">Triggers re-scheduling.</text:p>
      <text:h text:style-name="P27"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9">SetAlarm(ThisTask, MyTimeout);<text:line-break/>ret = WaitEvent(myEventMask);</text:p>
      <text:p text:style-name="P5">if (ret == 0) , then you had a timeout.</text:p>
      <text:p text:style-name="P5">You have to disable the alarm in case of avant success.</text:p>
      <text:p text:style-name="P2">Triggers re-scheduling.</text:p>
      <text:p text:style-name="P5">...or just use the following simplified function.</text:p>
      <text:h text:style-name="P28" text:outline-level="2">uint8_t OS_WaitEventTimeout(uint8_t EventMask, uint16_t numTicks )</text:h>
      <text:p text:style-name="P5"><text:span text:style-name="T4">Inactivate Task and w</text:span><text:span text:style-name="T4">ait for an event in combination with a timeout.</text:span></text:p>
      <text:p text:style-name="P3">Continues, if:</text:p>
      <text:list xml:id="list43545874" text:style-name="L3">
        <text:list-item>
          <text:p text:style-name="P19">the timeout has expired (return value is 0)</text:p>
        </text:list-item>
        <text:list-item>
          <text:p text:style-name="P19">if an event had occurred (return value is the event, which lead to activation)</text:p>
        </text:list-item>
      </text:list>
      <text:p text:style-name="P3">Triggers re-scheduling.</text:p>
      <text:h text:style-name="P27" text:outline-level="2">uint8_t OS_QueueIn(OS_Queue_t* pQueue , uint8_t *pByte)</text:h>
      <text:p text:style-name="P5"><text:span text:style-name="T3">Put an element </text:span>into<text:span text:style-name="T3"> a FIFO queue. Return value is 1 if queue is full.</text:span></text:p>
      <text:p text:style-name="P2">The Queue must be globally declared and initialized as follows:</text:p>
      <text:p text:style-name="P9">OS_QueueDefine(QueueName,(Number of Elements),(Element Size));</text:p>
      <text:p text:style-name="Text_20_body">for example:</text:p>
      <text:p text:style-name="P9">OS_QueueDefin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7"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4" text:outline-level="1"><text:soft-page-break/>Timing functions</text:h>
      <text:h text:style-name="P26" text:outline-level="2">void OS_WaitTicks( uint16_t <text:span text:style-name="T5">numTicks</text:span>) ; </text:h>
      <text:p text:style-name="P2">Inactivate Task and wait for the specified number of OS ticks.</text:p>
      <text:p text:style-name="P2">Triggers re-scheduling.</text:p>
      <text:h text:style-name="P26"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text:p>
      <text:h text:style-name="P26" text:outline-level="2">void OS_WaitAlarm(); </text:h>
      <text:p text:style-name="P2">Inactivate Task and wait for an alarm to expire.</text:p>
      <text:p text:style-name="P2">Triggers re-scheduling.</text:p>
      <text:h text:style-name="P24" text:outline-level="1">Internal functions</text:h>
      <text:h text:style-name="P26" text:outline-level="2">ISR <text:s/>(OS_ScheduleISR)__attribute__ ((naked,signal)); </text:h>
      <text:p text:style-name="P2">Internal, not to be called by the application;</text:p>
      <text:p text:style-name="P2">OS tick interrupt function (vector defined in FabOS.h)</text:p>
      <text:h text:style-name="P26" text:outline-level="2">void OS_TaskCreateInt( uint8_t taskNum, void (*t)(), uint8_t *stack, uint8_t stackSize ) </text:h>
      <text:p text:style-name="P2">Internal, not to be called by the application;</text:p>
      <text:p text:style-name="P2">Create a task, function provided as macro for simplification.</text:p>
      <text:h text:style-name="P26" text:outline-level="2">int8_t OS_GetNextTaskNumber()</text:h>
      <text:p text:style-name="P2">Internal: determine the next task to be run according priority.</text:p>
      <text:h text:style-name="P26"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4" text:outline-level="1">Helper functions</text:h>
      <text:h text:style-name="P26"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7</text:page-number>/<text:page-count>8</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9H07M09S</meta:editing-duration>
    <meta:editing-cycles>35</meta:editing-cycles>
    <meta:generator>OpenOffice.org/3.1$Win32 OpenOffice.org_project/310m19$Build-9420</meta:generator>
    <dc:date>2009-12-09T00:12:29.51</dc:date>
    <dc:creator>Fabian Huslik</dc:creator>
    <meta:document-statistic meta:table-count="0" meta:image-count="0" meta:object-count="0" meta:page-count="8" meta:paragraph-count="232" meta:word-count="1893" meta:character-count="12025"/>
    <meta:user-defined meta:name="Info 1"/>
    <meta:user-defined meta:name="Info 2"/>
    <meta:user-defined meta:name="Info 3"/>
    <meta:user-defined meta:name="Info 4"/>
  </office:meta>
</office:document-meta>
</file>